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">
      <style:graphic-properties draw:textarea-vertical-align="middle"/>
    </style:style>
    <style:style style:name="gr2" style:family="graphic" style:parent-style-name="Padrão_5f_1">
      <style:graphic-properties draw:textarea-horizontal-align="justify" draw:textarea-vertical-align="middle" draw:auto-grow-height="false" fo:min-height="1.465cm" fo:min-width="1.2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64cm" fo:min-width="1.213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215cm" fo:min-width="0.983cm"/>
      <style:paragraph-properties style:writing-mode="lr-tb"/>
    </style:style>
    <style:style style:name="gr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214cm" fo:min-width="3.49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42cm" fo:min-width="0.915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Padrão_5f_1">
      <style:graphic-properties draw:textarea-horizontal-align="justify" draw:textarea-vertical-align="middle" draw:auto-grow-height="false" fo:min-height="1.442cm" fo:min-width="0.915cm"/>
      <style:paragraph-properties style:writing-mode="lr-tb"/>
    </style:style>
    <style:style style:name="gr10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213cm" fo:min-width="3.662cm"/>
      <style:paragraph-properties style:writing-mode="lr-tb"/>
    </style:style>
    <style:style style:name="gr1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215cm" fo:min-width="2.341cm"/>
      <style:paragraph-properties style:writing-mode="lr-tb"/>
    </style:style>
    <style:style style:name="gr12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214cm" fo:min-width="1.026cm"/>
      <style:paragraph-properties style:writing-mode="lr-tb"/>
    </style:style>
    <style:style style:name="gr13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213cm" fo:min-width="1.026cm"/>
      <style:paragraph-properties style:writing-mode="lr-tb"/>
    </style:style>
    <style:style style:name="gr14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1.213cm" fo:min-width="0cm"/>
      <style:paragraph-properties style:writing-mode="lr-tb"/>
    </style:style>
    <style:style style:name="gr15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215cm" fo:min-width="1.026cm"/>
      <style:paragraph-properties style:writing-mode="lr-tb"/>
    </style:style>
    <style:style style:name="gr1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214cm" fo:min-width="1.028cm"/>
      <style:paragraph-properties style:writing-mode="lr-tb"/>
    </style:style>
    <style:style style:name="gr17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213cm" fo:min-width="1.027cm"/>
      <style:paragraph-properties style:writing-mode="lr-tb"/>
    </style:style>
    <style:style style:name="gr18" style:family="graphic" style:parent-style-name="Padrão_5f_1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3.083cm" fo:min-width="0.982cm"/>
      <style:paragraph-properties style:writing-mode="lr-tb"/>
    </style:style>
    <style:style style:name="gr20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21" style:family="graphic" style:parent-style-name="Padrão_5f_1">
      <style:graphic-properties draw:stroke="none" draw:fill="none" fo:min-height="1.216cm"/>
      <style:paragraph-properties style:writing-mode="lr-tb"/>
    </style:style>
    <style:style style:name="gr22" style:family="graphic" style:parent-style-name="Objeto_20_sem_20_preenchimento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onnector draw:style-name="gr1" draw:text-style-name="P1" draw:layer="layout" svg:x1="10.338cm" svg:y1="5.634cm" svg:x2="8.988cm" svg:y2="7.063cm" draw:start-shape="id1" draw:start-glue-point="3" draw:end-shape="id2" draw:end-glue-point="4" svg:d="M10338 5634h-1350v1429" svg:viewBox="0 0 1351 1430">
          <text:p/>
        </draw:connector>
        <draw:connector draw:style-name="gr1" draw:text-style-name="P1" draw:layer="layout" svg:x1="8.988cm" svg:y1="9.486cm" svg:x2="10.638cm" svg:y2="10.833cm" draw:start-shape="id2" draw:start-glue-point="8" draw:end-shape="id3" draw:end-glue-point="3" svg:d="M8988 9486v1347h1650" svg:viewBox="0 0 1651 1348">
          <text:p/>
        </draw:connector>
        <draw:connector draw:style-name="gr1" draw:text-style-name="P1" draw:layer="layout" svg:x1="21.53cm" svg:y1="14.652cm" svg:x2="15.541cm" svg:y2="15.211cm" draw:start-shape="id4" draw:start-glue-point="2" draw:end-shape="id5" draw:end-glue-point="6" svg:d="M21530 14652v1061h-5989v-502" svg:viewBox="0 0 5990 1062">
          <text:p/>
        </draw:connector>
        <draw:connector draw:style-name="gr1" draw:text-style-name="P1" draw:layer="layout" svg:x1="14.1cm" svg:y1="10.833cm" svg:x2="17.138cm" svg:y2="10.833cm" draw:start-shape="id3" draw:start-glue-point="1" draw:end-shape="id6" draw:end-glue-point="3" svg:d="M14100 10833h3038" svg:viewBox="0 0 3039 1">
          <text:p/>
        </draw:connector>
        <draw:connector draw:style-name="gr1" draw:text-style-name="P1" draw:layer="layout" svg:x1="15.509cm" svg:y1="9.819cm" svg:x2="17.138cm" svg:y2="10.833cm" draw:start-shape="id7" draw:start-glue-point="2" draw:end-shape="id6" draw:end-glue-point="3" svg:d="M15509 9819v1014h1629" svg:viewBox="0 0 1630 1015">
          <text:p/>
        </draw:connector>
        <draw:connector draw:style-name="gr1" draw:text-style-name="P1" draw:layer="layout" svg:x1="16.738cm" svg:y1="5.633cm" svg:x2="15.509cm" svg:y2="7.1cm" draw:start-shape="id8" draw:start-glue-point="3" draw:end-shape="id7" draw:end-glue-point="0" svg:d="M16738 5633h-1229v1467" svg:viewBox="0 0 1230 1468">
          <text:p/>
        </draw:connector>
        <draw:custom-shape draw:style-name="gr2" draw:text-style-name="P2" xml:id="id2" draw:id="id2" draw:layer="layout" svg:width="2.42cm" svg:height="2.423cm" svg:x="7.778cm" svg:y="7.06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3" draw:text-style-name="P1" draw:layer="layout" svg:width="2.421cm" svg:height="2.422cm" svg:x="20.32cm" svg:y="12.2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531cm" svg:y1="14.244cm" svg:x2="21.531cm" svg:y2="12.582cm">
            <text:p/>
          </draw:line>
        </draw:g>
        <draw:frame draw:style-name="gr5" draw:text-style-name="P4" draw:layer="layout" svg:width="1.483cm" svg:height="1.465cm" svg:x="6.517cm" svg:y="7.635cm">
          <draw:text-box>
            <text:p><text:span text:style-name="T1">V</text:span><text:span text:style-name="T2">a</text:span></text:p>
          </draw:text-box>
        </draw:frame>
        <draw:frame draw:style-name="gr6" draw:text-style-name="P4" draw:layer="layout" svg:width="3.995cm" svg:height="1.464cm" svg:x="22.405cm" svg:y="8.723cm">
          <draw:text-box>
            <text:p><text:span text:style-name="T1">I</text:span><text:span text:style-name="T2">b</text:span><text:span text:style-name="T1"> </text:span></text:p>
          </draw:text-box>
        </draw:frame>
        <draw:g xml:id="id9" draw:id="id9">
          <draw:custom-shape draw:style-name="gr7" draw:text-style-name="P1" draw:layer="layout" svg:width="2.829cm" svg:height="3.382cm" svg:x="20.098cm" svg:y="6.52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3" draw:layer="layout" svg:x1="21.51cm" svg:y1="7.505cm" svg:x2="21.51cm" svg:y2="9.167cm">
            <text:p/>
          </draw:line>
        </draw:g>
        <draw:custom-shape draw:style-name="gr9" draw:text-style-name="P2" xml:id="id5" draw:id="id5" draw:layer="layout" svg:width="2.829cm" svg:height="3.382cm" svg:x="14.127cm" svg:y="11.82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4" draw:layer="layout" svg:width="4.162cm" svg:height="1.463cm" svg:x="16cm" svg:y="14.437cm">
          <draw:text-box>
            <text:p><text:span text:style-name="T3">V</text:span><text:span text:style-name="T4">c</text:span><text:span text:style-name="T3"> </text:span><text:span text:style-name="T1"><text:s/></text:span></text:p>
          </draw:text-box>
        </draw:frame>
        <draw:connector draw:style-name="gr1" draw:text-style-name="P5" draw:layer="layout" svg:x1="14.1cm" svg:y1="10.833cm" svg:x2="15.541cm" svg:y2="11.829cm" draw:start-shape="id3" draw:start-glue-point="1" draw:end-shape="id5" draw:end-glue-point="4" svg:d="M14100 10833h1441v996" svg:viewBox="0 0 1442 997">
          <text:p/>
        </draw:connector>
        <draw:connector draw:style-name="gr1" draw:text-style-name="P5" draw:layer="layout" svg:x1="13.8cm" svg:y1="5.634cm" svg:x2="15.509cm" svg:y2="7.1cm" draw:start-shape="id1" draw:start-glue-point="1" draw:end-shape="id7" draw:end-glue-point="0" svg:d="M13800 5634h1709v1466" svg:viewBox="0 0 1710 1467">
          <text:p/>
        </draw:connector>
        <draw:connector draw:style-name="gr1" draw:text-style-name="P5" draw:layer="layout" svg:x1="20.6cm" svg:y1="10.833cm" svg:x2="21.53cm" svg:y2="12.23cm" draw:start-shape="id6" draw:start-glue-point="1" draw:end-shape="id4" draw:end-glue-point="0" svg:d="M20600 10833h930v1397" svg:viewBox="0 0 931 1398">
          <text:p/>
        </draw:connector>
        <draw:connector draw:style-name="gr1" draw:text-style-name="P5" draw:layer="layout" svg:x1="20.2cm" svg:y1="5.633cm" svg:x2="21.512cm" svg:y2="6.523cm" draw:start-shape="id8" draw:start-glue-point="1" draw:end-shape="id9" draw:end-glue-point="0" svg:d="M20200 5633h1312v890" svg:viewBox="0 0 1313 891">
          <text:p/>
        </draw:connector>
        <draw:connector draw:style-name="gr1" draw:text-style-name="P5" draw:layer="layout" svg:x1="21.512cm" svg:y1="9.905cm" svg:x2="21.53cm" svg:y2="12.23cm" draw:start-shape="id9" draw:start-glue-point="2" draw:end-shape="id4" draw:end-glue-point="0" svg:d="M21512 9905v1163h18v1162" svg:viewBox="0 0 19 2326">
          <text:p/>
        </draw:connector>
        <draw:connector draw:style-name="gr1" draw:text-style-name="P5" draw:layer="layout" svg:x1="13.6cm" svg:y1="16.233cm" svg:x2="15.541cm" svg:y2="15.211cm" draw:start-shape="id10" draw:start-glue-point="1" draw:end-shape="id5" draw:end-glue-point="6" svg:d="M13600 16233h1941v-1022" svg:viewBox="0 0 1942 1023">
          <text:p/>
        </draw:connector>
        <draw:connector draw:style-name="gr1" draw:text-style-name="P5" draw:layer="layout" svg:x1="9.009cm" svg:y1="12.481cm" svg:x2="10.638cm" svg:y2="10.833cm" draw:start-shape="id11" draw:start-glue-point="0" draw:end-shape="id3" draw:end-glue-point="3" svg:d="M9009 12481v-1648h1629" svg:viewBox="0 0 1630 1649">
          <text:p/>
        </draw:connector>
        <draw:connector draw:style-name="gr1" draw:text-style-name="P5" draw:layer="layout" svg:x1="9.009cm" svg:y1="15.2cm" svg:x2="10.638cm" svg:y2="16.233cm" draw:start-shape="id11" draw:start-glue-point="2" draw:end-shape="id10" draw:end-glue-point="3" svg:d="M9009 15200v1033h1629" svg:viewBox="0 0 1630 1034">
          <text:p/>
        </draw:connector>
        <draw:frame draw:style-name="gr11" draw:text-style-name="P4" draw:layer="layout" svg:width="2.841cm" svg:height="1.465cm" svg:x="22.798cm" svg:y="13.847cm">
          <draw:text-box>
            <text:p><text:span text:style-name="T1">I</text:span><text:span text:style-name="T2">d</text:span></text:p>
          </draw:text-box>
        </draw:frame>
        <draw:frame draw:style-name="gr12" draw:text-style-name="P6" draw:layer="layout" svg:width="1.526cm" svg:height="1.464cm" svg:x="11.644cm" svg:y="6.024cm">
          <draw:text-box>
            <text:p><text:span text:style-name="T5">R</text:span><text:span text:style-name="T6">1</text:span></text:p>
          </draw:text-box>
        </draw:frame>
        <draw:frame draw:style-name="gr13" draw:text-style-name="P6" draw:layer="layout" svg:width="1.526cm" svg:height="1.463cm" svg:x="11.614cm" svg:y="16.537cm">
          <draw:text-box>
            <text:p><text:span text:style-name="T5">R</text:span><text:span text:style-name="T6">7</text:span></text:p>
          </draw:text-box>
        </draw:frame>
        <draw:frame draw:style-name="gr13" draw:text-style-name="P6" draw:layer="layout" svg:width="1.526cm" svg:height="1.463cm" svg:x="18.013cm" svg:y="11.149cm">
          <draw:text-box>
            <text:p><text:span text:style-name="T5">R</text:span><text:span text:style-name="T6">5</text:span></text:p>
          </draw:text-box>
        </draw:frame>
        <draw:frame draw:style-name="gr14" draw:text-style-name="P6" draw:layer="layout" svg:width="1.527cm" svg:height="1.463cm" svg:x="11.552cm" svg:y="11.149cm">
          <draw:text-box>
            <text:p><text:span text:style-name="T5">R</text:span><text:span text:style-name="T6">4</text:span></text:p>
          </draw:text-box>
        </draw:frame>
        <draw:frame draw:style-name="gr15" draw:text-style-name="P6" draw:layer="layout" svg:width="1.526cm" svg:height="1.465cm" svg:x="15.706cm" svg:y="7.624cm">
          <draw:text-box>
            <text:p><text:span text:style-name="T5">R</text:span><text:span text:style-name="T6">3</text:span></text:p>
          </draw:text-box>
        </draw:frame>
        <draw:frame draw:style-name="gr16" draw:text-style-name="P6" draw:layer="layout" svg:width="1.528cm" svg:height="1.464cm" svg:x="17.889cm" svg:y="6.024cm">
          <draw:text-box>
            <text:p><text:span text:style-name="T5">R</text:span><text:span text:style-name="T6">2</text:span></text:p>
          </draw:text-box>
        </draw:frame>
        <draw:frame draw:style-name="gr17" draw:text-style-name="P6" draw:layer="layout" svg:width="1.527cm" svg:height="1.463cm" svg:x="7.093cm" svg:y="12.639cm">
          <draw:text-box>
            <text:p><text:span text:style-name="T5">R</text:span><text:span text:style-name="T6">6</text:span></text:p>
          </draw:text-box>
        </draw:frame>
        <draw:custom-shape draw:style-name="gr18" draw:text-style-name="P5" draw:layer="layout" svg:width="0.307cm" svg:height="0.339cm" svg:x="15.377cm" svg:y="10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308cm" svg:height="0.339cm" svg:x="21.291cm" svg:y="10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308cm" svg:height="0.339cm" svg:x="15.378cm" svg:y="16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308cm" svg:height="0.34cm" svg:x="15.378cm" svg:y="5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307cm" svg:height="0.339cm" svg:x="8.809cm" svg:y="10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1.482cm" svg:height="3.333cm" svg:x="13.834cm" svg:y="6.567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0" draw:text-style-name="P7" draw:layer="layout" svg:x1="9.829cm" svg:y1="12.318cm" svg:x2="9.829cm" svg:y2="14.798cm">
          <text:p/>
        </draw:line>
        <draw:frame draw:style-name="gr21" draw:text-style-name="P8" draw:layer="layout" svg:width="1.139cm" svg:height="1.466cm" svg:x="9.622cm" svg:y="12.645cm">
          <draw:text-box>
            <text:p><text:span text:style-name="T3">I</text:span><text:span text:style-name="T4">c</text:span></text:p>
          </draw:text-box>
        </draw:frame>
        <draw:g xml:id="id1" draw:id="id1">
          <draw:line draw:style-name="gr22" draw:text-style-name="P7" draw:layer="layout" svg:x1="10.338cm" svg:y1="5.596cm" svg:x2="10.617cm" svg:y2="5.1cm">
            <text:p/>
          </draw:line>
          <draw:line draw:style-name="gr22" draw:text-style-name="P7" draw:layer="layout" svg:x1="11.197cm" svg:y1="6.11cm" svg:x2="10.611cm" svg:y2="5.101cm">
            <text:p/>
          </draw:line>
          <draw:line draw:style-name="gr22" draw:text-style-name="P7" draw:layer="layout" svg:x1="12.345cm" svg:y1="6.167cm" svg:x2="12.931cm" svg:y2="5.158cm">
            <text:p/>
          </draw:line>
          <draw:line draw:style-name="gr22" draw:text-style-name="P7" draw:layer="layout" svg:x1="11.169cm" svg:y1="6.134cm" svg:x2="11.755cm" svg:y2="5.125cm">
            <text:p/>
          </draw:line>
          <draw:line draw:style-name="gr22" draw:text-style-name="P7" draw:layer="layout" svg:x1="12.37cm" svg:y1="6.161cm" svg:x2="11.784cm" svg:y2="5.152cm">
            <text:p/>
          </draw:line>
          <draw:line draw:style-name="gr22" draw:text-style-name="P7" draw:layer="layout" svg:x1="13.532cm" svg:y1="6.162cm" svg:x2="12.946cm" svg:y2="5.153cm">
            <text:p/>
          </draw:line>
          <draw:line draw:style-name="gr22" draw:text-style-name="P7" draw:layer="layout" svg:x1="13.521cm" svg:y1="6.112cm" svg:x2="13.8cm" svg:y2="5.616cm">
            <text:p/>
          </draw:line>
          <draw:line draw:style-name="gr22" draw:text-style-name="P7" draw:layer="layout" svg:x1="10.338cm" svg:y1="5.597cm" svg:x2="10.617cm" svg:y2="5.101cm">
            <text:p/>
          </draw:line>
          <draw:line draw:style-name="gr22" draw:text-style-name="P7" draw:layer="layout" svg:x1="11.197cm" svg:y1="6.111cm" svg:x2="10.611cm" svg:y2="5.102cm">
            <text:p/>
          </draw:line>
          <draw:line draw:style-name="gr22" draw:text-style-name="P7" draw:layer="layout" svg:x1="12.345cm" svg:y1="6.168cm" svg:x2="12.931cm" svg:y2="5.159cm">
            <text:p/>
          </draw:line>
          <draw:line draw:style-name="gr22" draw:text-style-name="P7" draw:layer="layout" svg:x1="11.169cm" svg:y1="6.135cm" svg:x2="11.755cm" svg:y2="5.126cm">
            <text:p/>
          </draw:line>
          <draw:line draw:style-name="gr22" draw:text-style-name="P7" draw:layer="layout" svg:x1="12.37cm" svg:y1="6.162cm" svg:x2="11.784cm" svg:y2="5.153cm">
            <text:p/>
          </draw:line>
          <draw:line draw:style-name="gr22" draw:text-style-name="P7" draw:layer="layout" svg:x1="13.532cm" svg:y1="6.163cm" svg:x2="12.946cm" svg:y2="5.154cm">
            <text:p/>
          </draw:line>
          <draw:line draw:style-name="gr22" draw:text-style-name="P7" draw:layer="layout" svg:x1="13.521cm" svg:y1="6.113cm" svg:x2="13.8cm" svg:y2="5.617cm">
            <text:p/>
          </draw:line>
        </draw:g>
        <draw:g xml:id="id8" draw:id="id8">
          <draw:line draw:style-name="gr22" draw:text-style-name="P7" draw:layer="layout" svg:x1="16.738cm" svg:y1="5.596cm" svg:x2="17.017cm" svg:y2="5.1cm">
            <text:p/>
          </draw:line>
          <draw:line draw:style-name="gr22" draw:text-style-name="P7" draw:layer="layout" svg:x1="17.597cm" svg:y1="6.11cm" svg:x2="17.011cm" svg:y2="5.101cm">
            <text:p/>
          </draw:line>
          <draw:line draw:style-name="gr22" draw:text-style-name="P7" draw:layer="layout" svg:x1="18.745cm" svg:y1="6.167cm" svg:x2="19.331cm" svg:y2="5.158cm">
            <text:p/>
          </draw:line>
          <draw:line draw:style-name="gr22" draw:text-style-name="P7" draw:layer="layout" svg:x1="17.569cm" svg:y1="6.134cm" svg:x2="18.155cm" svg:y2="5.125cm">
            <text:p/>
          </draw:line>
          <draw:line draw:style-name="gr22" draw:text-style-name="P7" draw:layer="layout" svg:x1="18.77cm" svg:y1="6.161cm" svg:x2="18.184cm" svg:y2="5.152cm">
            <text:p/>
          </draw:line>
          <draw:line draw:style-name="gr22" draw:text-style-name="P7" draw:layer="layout" svg:x1="19.932cm" svg:y1="6.162cm" svg:x2="19.346cm" svg:y2="5.153cm">
            <text:p/>
          </draw:line>
          <draw:line draw:style-name="gr22" draw:text-style-name="P7" draw:layer="layout" svg:x1="19.921cm" svg:y1="6.112cm" svg:x2="20.2cm" svg:y2="5.616cm">
            <text:p/>
          </draw:line>
        </draw:g>
        <draw:g xml:id="id6" draw:id="id6">
          <draw:line draw:style-name="gr22" draw:text-style-name="P7" draw:layer="layout" svg:x1="17.138cm" svg:y1="10.796cm" svg:x2="17.417cm" svg:y2="10.3cm">
            <text:p/>
          </draw:line>
          <draw:line draw:style-name="gr22" draw:text-style-name="P7" draw:layer="layout" svg:x1="17.997cm" svg:y1="11.31cm" svg:x2="17.411cm" svg:y2="10.301cm">
            <text:p/>
          </draw:line>
          <draw:line draw:style-name="gr22" draw:text-style-name="P7" draw:layer="layout" svg:x1="19.145cm" svg:y1="11.367cm" svg:x2="19.731cm" svg:y2="10.358cm">
            <text:p/>
          </draw:line>
          <draw:line draw:style-name="gr22" draw:text-style-name="P7" draw:layer="layout" svg:x1="17.969cm" svg:y1="11.334cm" svg:x2="18.555cm" svg:y2="10.325cm">
            <text:p/>
          </draw:line>
          <draw:line draw:style-name="gr22" draw:text-style-name="P7" draw:layer="layout" svg:x1="19.17cm" svg:y1="11.361cm" svg:x2="18.584cm" svg:y2="10.352cm">
            <text:p/>
          </draw:line>
          <draw:line draw:style-name="gr22" draw:text-style-name="P7" draw:layer="layout" svg:x1="20.332cm" svg:y1="11.362cm" svg:x2="19.746cm" svg:y2="10.353cm">
            <text:p/>
          </draw:line>
          <draw:line draw:style-name="gr22" draw:text-style-name="P7" draw:layer="layout" svg:x1="20.321cm" svg:y1="11.312cm" svg:x2="20.6cm" svg:y2="10.816cm">
            <text:p/>
          </draw:line>
        </draw:g>
        <draw:g xml:id="id3" draw:id="id3">
          <draw:line draw:style-name="gr22" draw:text-style-name="P7" draw:layer="layout" svg:x1="10.638cm" svg:y1="10.796cm" svg:x2="10.917cm" svg:y2="10.3cm">
            <text:p/>
          </draw:line>
          <draw:line draw:style-name="gr22" draw:text-style-name="P7" draw:layer="layout" svg:x1="11.497cm" svg:y1="11.31cm" svg:x2="10.911cm" svg:y2="10.301cm">
            <text:p/>
          </draw:line>
          <draw:line draw:style-name="gr22" draw:text-style-name="P7" draw:layer="layout" svg:x1="12.645cm" svg:y1="11.367cm" svg:x2="13.231cm" svg:y2="10.358cm">
            <text:p/>
          </draw:line>
          <draw:line draw:style-name="gr22" draw:text-style-name="P7" draw:layer="layout" svg:x1="11.469cm" svg:y1="11.334cm" svg:x2="12.055cm" svg:y2="10.325cm">
            <text:p/>
          </draw:line>
          <draw:line draw:style-name="gr22" draw:text-style-name="P7" draw:layer="layout" svg:x1="12.67cm" svg:y1="11.361cm" svg:x2="12.084cm" svg:y2="10.352cm">
            <text:p/>
          </draw:line>
          <draw:line draw:style-name="gr22" draw:text-style-name="P7" draw:layer="layout" svg:x1="13.832cm" svg:y1="11.362cm" svg:x2="13.246cm" svg:y2="10.353cm">
            <text:p/>
          </draw:line>
          <draw:line draw:style-name="gr22" draw:text-style-name="P7" draw:layer="layout" svg:x1="13.821cm" svg:y1="11.312cm" svg:x2="14.1cm" svg:y2="10.816cm">
            <text:p/>
          </draw:line>
        </draw:g>
        <draw:g xml:id="id11" draw:id="id11">
          <draw:line draw:style-name="gr22" draw:text-style-name="P7" draw:layer="layout" svg:x1="9.158cm" svg:y1="15.2cm" svg:x2="8.631cm" svg:y2="14.985cm">
            <text:p/>
          </draw:line>
          <draw:line draw:style-name="gr22" draw:text-style-name="P7" draw:layer="layout" svg:x1="9.574cm" svg:y1="14.521cm" svg:x2="8.633cm" svg:y2="14.989cm">
            <text:p/>
          </draw:line>
          <draw:line draw:style-name="gr22" draw:text-style-name="P7" draw:layer="layout" svg:x1="9.5cm" svg:y1="13.619cm" svg:x2="8.426cm" svg:y2="13.167cm">
            <text:p/>
          </draw:line>
          <draw:line draw:style-name="gr22" draw:text-style-name="P7" draw:layer="layout" svg:x1="9.6cm" svg:y1="14.543cm" svg:x2="8.526cm" svg:y2="14.091cm">
            <text:p/>
          </draw:line>
          <draw:line draw:style-name="gr22" draw:text-style-name="P7" draw:layer="layout" svg:x1="9.491cm" svg:y1="13.6cm" svg:x2="8.55cm" svg:y2="14.068cm">
            <text:p/>
          </draw:line>
          <draw:line draw:style-name="gr22" draw:text-style-name="P7" draw:layer="layout" svg:x1="9.359cm" svg:y1="12.687cm" svg:x2="8.418cm" svg:y2="13.155cm">
            <text:p/>
          </draw:line>
          <draw:line draw:style-name="gr22" draw:text-style-name="P7" draw:layer="layout" svg:x1="9.311cm" svg:y1="12.696cm" svg:x2="8.784cm" svg:y2="12.481cm">
            <text:p/>
          </draw:line>
        </draw:g>
        <draw:g xml:id="id10" draw:id="id10">
          <draw:line draw:style-name="gr22" draw:text-style-name="P7" draw:layer="layout" svg:x1="10.638cm" svg:y1="16.196cm" svg:x2="10.876cm" svg:y2="15.7cm">
            <text:p/>
          </draw:line>
          <draw:line draw:style-name="gr22" draw:text-style-name="P7" draw:layer="layout" svg:x1="11.373cm" svg:y1="16.71cm" svg:x2="10.872cm" svg:y2="15.701cm">
            <text:p/>
          </draw:line>
          <draw:line draw:style-name="gr22" draw:text-style-name="P7" draw:layer="layout" svg:x1="12.355cm" svg:y1="16.767cm" svg:x2="12.856cm" svg:y2="15.758cm">
            <text:p/>
          </draw:line>
          <draw:line draw:style-name="gr22" draw:text-style-name="P7" draw:layer="layout" svg:x1="11.349cm" svg:y1="16.734cm" svg:x2="11.85cm" svg:y2="15.725cm">
            <text:p/>
          </draw:line>
          <draw:line draw:style-name="gr22" draw:text-style-name="P7" draw:layer="layout" svg:x1="12.376cm" svg:y1="16.761cm" svg:x2="11.875cm" svg:y2="15.752cm">
            <text:p/>
          </draw:line>
          <draw:line draw:style-name="gr22" draw:text-style-name="P7" draw:layer="layout" svg:x1="13.37cm" svg:y1="16.762cm" svg:x2="12.869cm" svg:y2="15.753cm">
            <text:p/>
          </draw:line>
          <draw:line draw:style-name="gr22" draw:text-style-name="P7" draw:layer="layout" svg:x1="13.362cm" svg:y1="16.712cm" svg:x2="13.6cm" svg:y2="16.216cm">
            <text:p/>
          </draw:line>
        </draw:g>
        <draw:g xml:id="id7" draw:id="id7">
          <draw:line draw:style-name="gr22" draw:text-style-name="P7" draw:layer="layout" svg:x1="15.658cm" svg:y1="9.819cm" svg:x2="15.131cm" svg:y2="9.604cm">
            <text:p/>
          </draw:line>
          <draw:line draw:style-name="gr22" draw:text-style-name="P7" draw:layer="layout" svg:x1="16.074cm" svg:y1="9.14cm" svg:x2="15.133cm" svg:y2="9.608cm">
            <text:p/>
          </draw:line>
          <draw:line draw:style-name="gr22" draw:text-style-name="P7" draw:layer="layout" svg:x1="16cm" svg:y1="8.238cm" svg:x2="14.926cm" svg:y2="7.786cm">
            <text:p/>
          </draw:line>
          <draw:line draw:style-name="gr22" draw:text-style-name="P7" draw:layer="layout" svg:x1="16.1cm" svg:y1="9.162cm" svg:x2="15.026cm" svg:y2="8.71cm">
            <text:p/>
          </draw:line>
          <draw:line draw:style-name="gr22" draw:text-style-name="P7" draw:layer="layout" svg:x1="15.991cm" svg:y1="8.219cm" svg:x2="15.05cm" svg:y2="8.687cm">
            <text:p/>
          </draw:line>
          <draw:line draw:style-name="gr22" draw:text-style-name="P7" draw:layer="layout" svg:x1="15.859cm" svg:y1="7.306cm" svg:x2="14.918cm" svg:y2="7.774cm">
            <text:p/>
          </draw:line>
          <draw:line draw:style-name="gr22" draw:text-style-name="P7" draw:layer="layout" svg:x1="15.811cm" svg:y1="7.315cm" svg:x2="15.284cm" svg:y2="7.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05:01.533025086</meta:creation-date>
    <dc:date>2021-03-21T16:14:19.471862081</dc:date>
    <meta:editing-duration>PT9M19S</meta:editing-duration>
    <meta:editing-cycles>1</meta:editing-cycles>
    <meta:document-statistic meta:object-count="104"/>
    <meta:generator>LibreOffice/6.4.6.2$Linux_X86_64 LibreOffice_project/40$Build-2</meta:generator>
  </office:meta>
</office:document-meta>
</file>